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use-window-font-color="true" loext:opacity="0%" officeooo:paragraph-rsid="07238840"/>
    </style:style>
    <style:style style:name="P4" style:family="paragraph" style:parent-style-name="Heading_20_2">
      <style:text-properties style:use-window-font-color="true" loext:opacity="0%" style:font-name="David CLM" fo:language="en" fo:country="US" officeooo:rsid="0695d5d1" officeooo:paragraph-rsid="06f4b7fe" style:font-size-asian="10.5pt" style:font-name-complex="David CLM" style:font-weight-complex="normal"/>
    </style:style>
    <style:style style:name="P5" style:family="paragraph" style:parent-style-name="Heading_20_2">
      <style:text-properties style:use-window-font-color="true" loext:opacity="0%" style:font-name="David CLM" officeooo:rsid="06f21fac" officeooo:paragraph-rsid="06b30e6b" style:font-size-asian="10.5pt" style:font-name-complex="David CLM" style:font-weight-complex="normal"/>
    </style:style>
    <style:style style:name="P6" style:family="paragraph" style:parent-style-name="Heading_20_2">
      <style:text-properties style:use-window-font-color="true" loext:opacity="0%" style:font-name="David CLM" officeooo:paragraph-rsid="072d05bb" style:font-name-complex="David CLM"/>
    </style:style>
    <style:style style:name="P7" style:family="paragraph" style:parent-style-name="Heading_20_2">
      <style:text-properties style:use-window-font-color="true" loext:opacity="0%" officeooo:paragraph-rsid="07479dc4"/>
    </style:style>
    <style:style style:name="P8" style:family="paragraph" style:parent-style-name="Heading_20_2">
      <style:text-properties style:use-window-font-color="true" loext:opacity="0%" officeooo:paragraph-rsid="06853da4"/>
    </style:style>
    <style:style style:name="P9" style:family="paragraph" style:parent-style-name="Heading_20_2">
      <style:text-properties style:use-window-font-color="true" loext:opacity="0%" officeooo:paragraph-rsid="07570159"/>
    </style:style>
    <style:style style:name="P10" style:family="paragraph" style:parent-style-name="Heading_20_2">
      <style:text-properties style:use-window-font-color="true" loext:opacity="0%" fo:font-size="12pt" fo:font-style="normal" fo:font-weight="normal" officeooo:rsid="0731a979" officeooo:paragraph-rsid="07570159" style:font-name-asian="Noto Sans CJK SC Regular" style:font-size-asian="12pt" style:font-style-asian="normal" style:font-weight-asian="normal" style:font-size-complex="16pt" style:font-style-complex="normal"/>
    </style:style>
    <style:style style:name="P11" style:family="paragraph" style:parent-style-name="Text_20_body">
      <style:text-properties style:use-window-font-color="true" loext:opacity="0%" officeooo:rsid="07238840" officeooo:paragraph-rsid="07238840"/>
    </style:style>
    <style:style style:name="P12" style:family="paragraph" style:parent-style-name="Text_20_body">
      <style:text-properties style:use-window-font-color="true" loext:opacity="0%" officeooo:rsid="07246821" officeooo:paragraph-rsid="07246821"/>
    </style:style>
    <style:style style:name="P13" style:family="paragraph" style:parent-style-name="Text_20_body">
      <style:paragraph-properties fo:line-height="100%"/>
      <style:text-properties style:use-window-font-color="true" loext:opacity="0%" style:font-name="David CLM" officeooo:rsid="04af6545" officeooo:paragraph-rsid="0749a165" style:font-name-complex="David CLM"/>
    </style:style>
    <style:style style:name="P14" style:family="paragraph" style:parent-style-name="Text_20_body">
      <style:text-properties style:use-window-font-color="true" loext:opacity="0%" fo:language="en" fo:country="US" officeooo:rsid="07151935" officeooo:paragraph-rsid="07479dc4"/>
    </style:style>
    <style:style style:name="P15" style:family="paragraph" style:parent-style-name="Text_20_body">
      <style:text-properties style:use-window-font-color="true" loext:opacity="0%" fo:language="en" fo:country="US" officeooo:rsid="06d383f2" officeooo:paragraph-rsid="07479dc4"/>
    </style:style>
    <style:style style:name="P16" style:family="paragraph" style:parent-style-name="Text_20_body">
      <style:text-properties style:use-window-font-color="true" loext:opacity="0%" officeooo:paragraph-rsid="07479dc4"/>
    </style:style>
    <style:style style:name="P17" style:family="paragraph" style:parent-style-name="Text_20_body">
      <style:text-properties style:use-window-font-color="true" loext:opacity="0%" style:font-name="Monospace" fo:language="en" fo:country="US" officeooo:rsid="07151935" officeooo:paragraph-rsid="07479dc4" style:font-size-asian="10.5pt" style:font-name-complex="David CLM1" style:font-weight-complex="normal"/>
    </style:style>
    <style:style style:name="P18" style:family="paragraph" style:parent-style-name="Text_20_body">
      <style:text-properties style:use-window-font-color="true" loext:opacity="0%" style:font-name="Monospace" fo:font-size="12pt" fo:language="en" fo:country="US" fo:font-style="normal" fo:font-weight="normal" officeooo:rsid="06853da4" officeooo:paragraph-rsid="07479dc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9" style:family="paragraph" style:parent-style-name="Text_20_body">
      <style:text-properties style:use-window-font-color="true" loext:opacity="0%" officeooo:rsid="06d1e70e" officeooo:paragraph-rsid="07479dc4"/>
    </style:style>
    <style:style style:name="P20" style:family="paragraph" style:parent-style-name="Text_20_body">
      <style:text-properties style:use-window-font-color="true" loext:opacity="0%" officeooo:rsid="0700a0f9" officeooo:paragraph-rsid="074be685"/>
    </style:style>
    <style:style style:name="P21" style:family="paragraph" style:parent-style-name="Text_20_body">
      <style:text-properties style:use-window-font-color="true" loext:opacity="0%" officeooo:rsid="0700a0f9" officeooo:paragraph-rsid="070161b8"/>
    </style:style>
    <style:style style:name="P22" style:family="paragraph" style:parent-style-name="Text_20_body">
      <style:text-properties style:use-window-font-color="true" loext:opacity="0%" officeooo:paragraph-rsid="0731983f"/>
    </style:style>
    <style:style style:name="P23" style:family="paragraph" style:parent-style-name="Text_20_body">
      <style:text-properties style:use-window-font-color="true" loext:opacity="0%" officeooo:rsid="075a4241" officeooo:paragraph-rsid="075a4241"/>
    </style:style>
    <style:style style:name="P24" style:family="paragraph" style:parent-style-name="Text_20_body">
      <style:text-properties style:use-window-font-color="true" loext:opacity="0%" officeooo:rsid="072d05bb" officeooo:paragraph-rsid="072d05bb"/>
    </style:style>
    <style:style style:name="P25" style:family="paragraph" style:parent-style-name="Text_20_body">
      <style:text-properties officeooo:rsid="07570159" officeooo:paragraph-rsid="07570159"/>
    </style:style>
    <style:style style:name="P26" style:family="paragraph" style:parent-style-name="Text_20_body">
      <style:text-properties officeooo:rsid="07570159" officeooo:paragraph-rsid="07584bab"/>
    </style:style>
    <style:style style:name="P27" style:family="paragraph" style:parent-style-name="Heading_20_2">
      <style:paragraph-properties fo:text-align="end" style:justify-single-word="false" style:writing-mode="rl-tb"/>
      <style:text-properties style:use-window-font-color="true" loext:opacity="0%" officeooo:paragraph-rsid="07479dc4"/>
    </style:style>
    <style:style style:name="P28" style:family="paragraph" style:parent-style-name="Standard">
      <style:paragraph-properties fo:text-align="end" style:justify-single-word="false" style:writing-mode="rl-tb"/>
      <style:text-properties style:use-window-font-color="true" loext:opacity="0%" fo:font-style="normal" officeooo:rsid="06de833f" officeooo:paragraph-rsid="074be685" style:font-style-asian="normal" style:font-style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731983f" officeooo:paragraph-rsid="0731983f"/>
    </style:style>
    <style:style style:name="P3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750ef58" officeooo:paragraph-rsid="0750ef58"/>
    </style:style>
    <style:style style:name="P31" style:family="paragraph" style:parent-style-name="Standard">
      <style:paragraph-properties fo:text-align="start" style:justify-single-word="false" style:writing-mode="lr-tb"/>
      <style:text-properties style:use-window-font-color="true" loext:opacity="0%" fo:font-style="normal" officeooo:rsid="06de833f" officeooo:paragraph-rsid="074be685" style:font-style-asian="normal" style:font-style-complex="normal"/>
    </style:style>
    <style:style style:name="P3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David CLM" fo:language="en" fo:country="US" officeooo:rsid="07374e7f" officeooo:paragraph-rsid="072b8a17" style:font-size-asian="10.5pt" style:font-name-complex="David CLM" style:font-weight-complex="normal"/>
    </style:style>
    <style:style style:name="P33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72122b3" officeooo:paragraph-rsid="072b8a17"/>
    </style:style>
    <style:style style:name="P34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72b8a17" officeooo:paragraph-rsid="072b8a17" style:font-size-asian="10.5pt" style:font-name-complex="David CLM1" style:font-weight-complex="normal"/>
    </style:style>
    <style:style style:name="P35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David CLM" fo:language="en" fo:country="US" officeooo:rsid="0658fae3" officeooo:paragraph-rsid="07479dc4" style:font-size-asian="10.5pt" style:font-name-complex="David CLM" style:font-weight-complex="normal"/>
    </style:style>
    <style:style style:name="P36" style:family="paragraph" style:parent-style-name="Heading_20_1">
      <style:paragraph-properties fo:line-height="100%"/>
      <style:text-properties style:use-window-font-color="true" loext:opacity="0%" style:font-name="David CLM" officeooo:paragraph-rsid="04af6545" style:font-name-complex="David CLM"/>
    </style:style>
    <style:style style:name="P37" style:family="paragraph" style:parent-style-name="Text_20_body">
      <style:text-properties officeooo:paragraph-rsid="075fde0b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5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6" style:family="text">
      <style:text-properties style:font-name="David CLM" fo:font-size="12pt" fo:language="en" fo:country="US" fo:font-style="normal" fo:font-weight="normal" officeooo:rsid="0723884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style:font-name="David CLM" fo:font-size="12pt" fo:language="en" fo:country="US" fo:font-style="normal" fo:font-weight="normal" officeooo:rsid="0725c17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style:font-name="David CLM" fo:font-size="12pt" fo:font-style="normal" fo:font-weight="normal" officeooo:rsid="074be6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style:font-name="David CLM" fo:font-size="12pt" fo:font-style="normal" fo:font-weight="normal" officeooo:rsid="0731a979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style:font-name="David CLM" style:font-name-complex="David CLM"/>
    </style:style>
    <style:style style:name="T12" style:family="text">
      <style:text-properties style:font-name="David CLM" officeooo:rsid="07293dd6" style:font-name-complex="David CLM"/>
    </style:style>
    <style:style style:name="T13" style:family="text">
      <style:text-properties officeooo:rsid="07246821"/>
    </style:style>
    <style:style style:name="T14" style:family="text">
      <style:text-properties officeooo:rsid="072718e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7238840"/>
    </style:style>
    <style:style style:name="T17" style:family="text">
      <style:text-properties officeooo:rsid="0695d5d1"/>
    </style:style>
    <style:style style:name="T18" style:family="text">
      <style:text-properties officeooo:rsid="074b09ec"/>
    </style:style>
    <style:style style:name="T19" style:family="text">
      <style:text-properties officeooo:rsid="0658fae3"/>
    </style:style>
    <style:style style:name="T20" style:family="text">
      <style:text-properties style:font-name="Monospace" fo:font-size="12pt" fo:font-style="normal" fo:font-weight="normal" officeooo:rsid="0712e4e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1" style:family="text">
      <style:text-properties style:font-name="Monospace" fo:font-size="12pt" fo:font-style="normal" fo:font-weight="normal" officeooo:rsid="07479dc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2" style:family="text">
      <style:text-properties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3" style:family="text">
      <style:text-properties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4" style:family="text">
      <style:text-properties style:font-name="Monospace" fo:language="en" fo:country="US" style:font-size-asian="10.5pt" style:font-name-complex="David CLM1" style:font-weight-complex="normal"/>
    </style:style>
    <style:style style:name="T25" style:family="text">
      <style:text-properties style:font-name="Monospace" fo:language="en" fo:country="US" officeooo:rsid="07151935" style:font-size-asian="10.5pt" style:font-name-complex="David CLM1" style:font-weight-complex="normal"/>
    </style:style>
    <style:style style:name="T26" style:family="text">
      <style:text-properties style:font-name="Monospace" fo:language="en" fo:country="US" officeooo:rsid="06d1e70e" style:font-size-asian="10.5pt" style:font-name-complex="David CLM1" style:font-weight-complex="normal"/>
    </style:style>
    <style:style style:name="T27" style:family="text">
      <style:text-properties style:font-name="Monospace" fo:language="en" fo:country="US" officeooo:rsid="06d383f2" style:font-size-asian="10.5pt" style:font-name-complex="David CLM1" style:font-weight-complex="normal"/>
    </style:style>
    <style:style style:name="T28" style:family="text">
      <style:text-properties style:font-name="Monospace" fo:language="en" fo:country="US" officeooo:rsid="074e4bab" style:font-size-asian="10.5pt" style:font-name-complex="David CLM1" style:font-weight-complex="normal"/>
    </style:style>
    <style:style style:name="T29" style:family="text">
      <style:text-properties style:font-name="Monospace" fo:language="en" fo:country="US" officeooo:rsid="072b8a17" style:font-size-asian="10.5pt" style:font-name-complex="David CLM1" style:font-weight-complex="normal"/>
    </style:style>
    <style:style style:name="T30" style:family="text">
      <style:text-properties style:font-name="Monospace" fo:language="en" fo:country="US" officeooo:rsid="07628327" style:font-size-asian="10.5pt" style:font-name-complex="David CLM1" style:font-weight-complex="normal"/>
    </style:style>
    <style:style style:name="T31" style:family="text">
      <style:text-properties style:font-name="Monospace" fo:language="en" fo:country="US" fo:font-weight="normal" officeooo:rsid="06d4b7c3" style:font-size-asian="10.5pt" style:font-weight-asian="normal" style:font-name-complex="David CLM1" style:font-weight-complex="normal"/>
    </style:style>
    <style:style style:name="T32" style:family="text">
      <style:text-properties style:font-name="Monospace" fo:language="en" fo:country="US" fo:font-weight="normal" officeooo:rsid="06d40058" style:font-size-asian="10.5pt" style:font-weight-asian="normal" style:font-name-complex="David CLM1" style:font-weight-complex="normal"/>
    </style:style>
    <style:style style:name="T33" style:family="text">
      <style:text-properties fo:font-size="12pt" fo:font-style="normal" officeooo:rsid="06e2fa61" style:font-size-asian="12pt" style:font-style-asian="normal" style:font-size-complex="12pt" style:font-style-complex="normal"/>
    </style:style>
    <style:style style:name="T34" style:family="text">
      <style:text-properties fo:font-size="12pt" fo:font-style="normal" fo:font-weight="normal" officeooo:rsid="07570159" style:font-name-asian="Noto Sans CJK SC Regular" style:font-size-asian="12pt" style:font-style-asian="normal" style:font-weight-asian="normal" style:font-size-complex="16pt" style:font-style-complex="normal"/>
    </style:style>
    <style:style style:name="T35" style:family="text">
      <style:text-properties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size="12pt" fo:font-style="normal" fo:font-weight="normal" officeooo:rsid="072d05bb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size="12pt" fo:font-style="normal" fo:font-weight="normal" officeooo:rsid="075ced0f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713e2a5"/>
    </style:style>
    <style:style style:name="T40" style:family="text">
      <style:text-properties fo:language="en" fo:country="US" officeooo:rsid="07151935"/>
    </style:style>
    <style:style style:name="T41" style:family="text">
      <style:text-properties fo:language="en" fo:country="US" officeooo:rsid="06d1e70e"/>
    </style:style>
    <style:style style:name="T42" style:family="text">
      <style:text-properties fo:language="en" fo:country="US" fo:font-weight="bold" officeooo:rsid="06d1e70e" style:font-weight-asian="bold" style:font-weight-complex="bold"/>
    </style:style>
    <style:style style:name="T43" style:family="text">
      <style:text-properties fo:language="en" fo:country="US" fo:font-weight="bold" officeooo:rsid="06d40058" style:font-weight-asian="bold" style:font-weight-complex="bold"/>
    </style:style>
    <style:style style:name="T44" style:family="text">
      <style:text-properties fo:language="en" fo:country="US" officeooo:rsid="06d383f2"/>
    </style:style>
    <style:style style:name="T45" style:family="text">
      <style:text-properties fo:language="en" fo:country="US" officeooo:rsid="06d40058"/>
    </style:style>
    <style:style style:name="T46" style:family="text">
      <style:text-properties fo:language="en" fo:country="US" fo:font-weight="normal" officeooo:rsid="06d40058" style:font-weight-asian="normal" style:font-weight-complex="normal"/>
    </style:style>
    <style:style style:name="T47" style:family="text">
      <style:text-properties fo:language="en" fo:country="US" fo:font-weight="normal" officeooo:rsid="06d383f2" style:font-weight-asian="normal" style:font-weight-complex="normal"/>
    </style:style>
    <style:style style:name="T48" style:family="text">
      <style:text-properties officeooo:rsid="06d1e70e"/>
    </style:style>
    <style:style style:name="T49" style:family="text">
      <style:text-properties officeooo:rsid="07489d36"/>
    </style:style>
    <style:style style:name="T50" style:family="text">
      <style:text-properties officeooo:rsid="0715b753"/>
    </style:style>
    <style:style style:name="T51" style:family="text">
      <style:text-properties officeooo:rsid="072122b3"/>
    </style:style>
    <style:style style:name="T52" style:family="text">
      <style:text-properties fo:font-style="normal" officeooo:rsid="07337206" style:font-style-asian="normal" style:font-style-complex="normal"/>
    </style:style>
    <style:style style:name="T53" style:family="text">
      <style:text-properties officeooo:rsid="06ef9441"/>
    </style:style>
    <style:style style:name="T54" style:family="text">
      <style:text-properties officeooo:rsid="074f6d05"/>
    </style:style>
    <style:style style:name="T55" style:family="text">
      <style:text-properties officeooo:rsid="074f7995"/>
    </style:style>
    <style:style style:name="T56" style:family="text">
      <style:text-properties officeooo:rsid="073502f8"/>
    </style:style>
    <style:style style:name="T57" style:family="text">
      <style:text-properties officeooo:rsid="0753ea44"/>
    </style:style>
    <style:style style:name="T58" style:family="text">
      <style:text-properties officeooo:rsid="0752aa13"/>
    </style:style>
    <style:style style:name="T59" style:family="text">
      <style:text-properties officeooo:rsid="0750ef58"/>
    </style:style>
    <style:style style:name="T60" style:family="text">
      <style:text-properties officeooo:rsid="0752d223"/>
    </style:style>
    <style:style style:name="T61" style:family="text">
      <style:text-properties officeooo:rsid="075560a3"/>
    </style:style>
    <style:style style:name="T62" style:family="text">
      <style:text-properties officeooo:rsid="075cf2e9"/>
    </style:style>
    <style:style style:name="T63" style:family="text">
      <style:text-properties officeooo:rsid="075476b4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officeooo:rsid="07584bab"/>
    </style:style>
    <style:style style:name="T66" style:family="text">
      <style:text-properties officeooo:rsid="0759b289"/>
    </style:style>
    <style:style style:name="T67" style:family="text">
      <style:text-properties officeooo:rsid="075a4241"/>
    </style:style>
    <style:style style:name="T68" style:family="text">
      <style:text-properties officeooo:rsid="075fde0b"/>
    </style:style>
    <style:style style:name="T69" style:family="text">
      <style:text-properties style:use-window-font-color="true" loext:opacity="0%" fo:language="en" fo:country="US" officeooo:rsid="06d1e70e"/>
    </style:style>
    <style:style style:name="T70" style:family="text">
      <style:text-properties style:use-window-font-color="true" loext:opacity="0%" fo:language="en" fo:country="US" officeooo:rsid="075fde0b"/>
    </style:style>
    <style:style style:name="T71" style:family="text">
      <style:text-properties style:use-window-font-color="true" loext:opacity="0%" fo:language="en" fo:country="US" officeooo:rsid="07489d36"/>
    </style:style>
    <style:style style:name="T72" style:family="text">
      <style:text-properties style:use-window-font-color="true" loext:opacity="0%" fo:language="en" fo:country="US" officeooo:rsid="0686379c"/>
    </style:style>
    <style:style style:name="T73" style:family="text">
      <style:text-properties style:use-window-font-color="true" loext:opacity="0%" fo:language="en" fo:country="US" officeooo:rsid="06877d8d"/>
    </style:style>
    <style:style style:name="T74" style:family="text">
      <style:text-properties style:use-window-font-color="true" loext:opacity="0%" fo:language="en" fo:country="US" fo:font-weight="normal" officeooo:rsid="06848bb3" style:font-weight-asian="normal" style:font-weight-complex="normal"/>
    </style:style>
    <style:style style:name="T75" style:family="text">
      <style:text-properties style:use-window-font-color="true" loext:opacity="0%" fo:language="en" fo:country="US" officeooo:rsid="06848bb3"/>
    </style:style>
    <style:style style:name="T76" style:family="text">
      <style:text-properties style:use-window-font-color="true" loext:opacity="0%" fo:language="en" fo:country="US" fo:font-weight="bold" officeooo:rsid="06848bb3" style:font-weight-asian="bold" style:font-weight-complex="bold"/>
    </style:style>
    <style:style style:name="T77" style:family="text">
      <style:text-properties style:use-window-font-color="true" loext:opacity="0%" style:font-name="Monospace" fo:language="en" fo:country="US" officeooo:rsid="075fde0b" style:font-size-asian="10.5pt" style:font-name-complex="David CLM1" style:font-weight-complex="normal"/>
    </style:style>
    <style:style style:name="T78" style:family="text">
      <style:text-properties style:use-window-font-color="true" loext:opacity="0%" style:font-name="Monospace" fo:language="en" fo:country="US" officeooo:rsid="0686379c" style:font-size-asian="10.5pt" style:font-name-complex="David CLM1" style:font-weight-complex="normal"/>
    </style:style>
    <style:style style:name="T79" style:family="text">
      <style:text-properties style:use-window-font-color="true" loext:opacity="0%" style:font-name="Monospace" fo:language="en" fo:country="US" officeooo:rsid="069acc83" style:font-size-asian="10.5pt" style:font-name-complex="David CLM1" style:font-weight-complex="normal"/>
    </style:style>
    <style:style style:name="T80" style:family="text">
      <style:text-properties style:use-window-font-color="true" loext:opacity="0%" style:font-name="Monospace" fo:language="en" fo:country="US" officeooo:rsid="06877d8d" style:font-size-asian="10.5pt" style:font-name-complex="David CLM1" style:font-weight-complex="normal"/>
    </style:style>
    <style:style style:name="T81" style:family="text">
      <style:text-properties style:use-window-font-color="true" loext:opacity="0%" style:font-name="Monospace" fo:language="en" fo:country="US" officeooo:rsid="06848bb3" style:font-size-asian="10.5pt" style:font-name-complex="David CLM1" style:font-weight-complex="normal"/>
    </style:style>
    <style:style style:name="T82" style:family="text">
      <style:text-properties style:use-window-font-color="true" loext:opacity="0%" style:font-name="Monospace" fo:language="en" fo:country="US" officeooo:rsid="0686379c" style:font-size-asian="10.5pt" style:font-name-complex="David CLM1" style:font-weight-complex="normal"/>
    </style:style>
    <style:style style:name="T83" style:family="text">
      <style:text-properties style:use-window-font-color="true" loext:opacity="0%" fo:language="en" fo:country="US" officeooo:rsid="0686379c"/>
    </style:style>
    <style:style style:name="T84" style:family="text">
      <style:text-properties style:use-window-font-color="true" loext:opacity="0%" fo:language="en" fo:country="US" officeooo:rsid="075fde0b"/>
    </style:style>
    <style:style style:name="T85" style:family="text">
      <style:text-properties officeooo:rsid="0761b66b"/>
    </style:style>
    <style:style style:name="T86" style:family="text">
      <style:text-properties officeooo:rsid="07628e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1">מטלה</text:span><text:span text:style-name="T2"> –</text:span><text:span text:style-name="T3"> חלוק</text:span><text:span text:style-name="T4">ה מיטבית של</text:span><text:span text:style-name="T3"> חפצים בדידים</text:span></text:h>
      <text:p text:style-name="P3"><text:span text:style-name="T5">שאלה </text:span><text:span text:style-name="T6">0 (</text:span><text:span text:style-name="T7">רשות – תוספת </text:span><text:span text:style-name="T6">2 נקודות):</text:span><text:span text:style-name="T5"> </text:span><text:span text:style-name="T6">אלגוריתם חלוקה הוגנת של קורסים</text:span></text:p>
      <text:p text:style-name="P11">היכנסו לחשבון שלכם באתר חלוקת הקורסים, שנרשמתם אליו בשבוע שעבר. אתם אמורים לראות <text:span text:style-name="T13">בלשונית "תוצאות" </text:span>את תוצאות אלגוריתם החלוקה. </text:p>
      <text:p text:style-name="P12">א. נסו לשער, מתוך ההסברים, מה האלגוריתם שהופעל? <text:span text:style-name="T14">(</text:span>זה <text:span text:style-name="T15">לא </text:span>אחד מהאלגוריתמים שנלמדו בשיעור, אבל הוא דומה).</text:p>
      <text:p text:style-name="P12">ב. הוכיחו שהאלגוריתם מחזיר חלוקה EF1.</text:p>
      <text:p text:style-name="P12">ג. ענו על השאלות בלשונית "משוב".</text:p>
      <text:p text:style-name="P12"><text:s/></text:p>
      <text:p text:style-name="P4">----</text:p>
      <text:p text:style-name="P13"><text:span text:style-name="T16">בנוסף, </text:span><text:span text:style-name="T17">יש לענות על שאלה אחת לבחירתכם. <text:s/></text:span><text:span text:style-name="T18">סעיפים המסומנים </text:span><text:span text:style-name="T19">בכוכבית (*) מזכ</text:span><text:span text:style-name="T18">ים</text:span><text:span text:style-name="T19"> בניקוד כפול.</text:span></text:p>
      <text:p text:style-name="P13"/>
      <text:p text:style-name="P27"><text:span text:style-name="T20">שאלה </text:span><text:span text:style-name="T21">1</text:span><text:span text:style-name="T20">:</text:span><text:span text:style-name="T33"> </text:span><text:span text:style-name="T22">אלגוריתם הסבב – התחכמות בטוחה</text:span></text:p>
      <text:p text:style-name="P14">משתמשים באלגוריתם הסבב לחלוקת m חפצים בין n שחקנים.</text:p>
      <text:p text:style-name="P16"><text:span text:style-name="T39">א. </text:span><text:span text:style-name="T40">הוכיחו, שכאשר </text:span><text:span text:style-name="T25">m ≤ n, לא קיימת התחכמות בטוחה.</text:span></text:p>
      <text:p text:style-name="P17">* ב. הוכיחו, שגם כאשר m = n+1, לא קיימת התחכמות בטוחה.</text:p>
      <text:p text:style-name="P18"/>
      <text:p text:style-name="P7">שאלה <text:span text:style-name="T21">2</text:span>: <text:span text:style-name="T23">חלוקה ללא-קנאה עד-כדי חפץ כלשהו</text:span></text:p>
      <text:p text:style-name="P16"><text:span text:style-name="T48">חלוקה נקראת "ללא קנאה עד-כדי חפץ כלשהו" (</text:span><text:span text:style-name="T41">E</text:span><text:span text:style-name="T26">F</text:span><text:span text:style-name="T41">x) אם לכל שני שחקנים א,ב, אם נוריד חפץ </text:span><text:span text:style-name="T42">כלשהו</text:span><text:span text:style-name="T41"> מהסל של שחקן ב, אז שחקן א לא יקנא בו.</text:span></text:p>
      <text:p text:style-name="P19"><text:span text:style-name="T38">א [חימום]. הראו דוגמה לחלוקה שהיא EF1 אבל לא E</text:span><text:span text:style-name="T24">F</text:span><text:span text:style-name="T38">x.</text:span></text:p>
      <text:p text:style-name="P37"><text:span text:style-name="T69">ב. </text:span><text:span text:style-name="T78">תארו אלגוריתם יעיל </text:span><text:span text:style-name="T79">(זמן ריצה פולינומיאלי במספר השחקנים)</text:span><text:span text:style-name="T78">, המוצא חלוקה </text:span><text:span text:style-name="T78">EFx בין כל מספר של שחקנים, כאשר השחקנים </text:span><text:span text:style-name="T69">מסכימים על סדר </text:span><text:span text:style-name="T71">ההעדפות של החפצים (כלומר: כל השחקנים מסכימים מה החפץ הכי טוב, מה החפץ השני הכי טוב, וכו’)</text:span><text:span text:style-name="T69">. </text:span><text:span text:style-name="T74">שימו לב</text:span><text:span text:style-name="T75">: השחקנים לא חייבים להסכים על </text:span><text:span text:style-name="T76">הערכים </text:span><text:span text:style-name="T75">של החפצים, אלא רק על </text:span><text:span text:style-name="T76">הסדר </text:span><text:span text:style-name="T75">בין החפצים. </text:span><text:span text:style-name="T72">יש </text:span><text:span text:style-name="T73">להדגים את פעולת האלגוריתם ו</text:span><text:span text:style-name="T72">להוכיח </text:span><text:span text:style-name="T77">את נכונותו.</text:span></text:p>
      <text:p text:style-name="P15">ג. תארו אלגוריתם <text:span text:style-name="T85">יעיל, </text:span><text:span text:style-name="T86">המוצא תמיד </text:span>חלוקה EFx בין שני שחקנים. <text:span text:style-name="T86">הוכיחו את נכונות האלגוריתם.</text:span></text:p>
      <text:p text:style-name="P16"><text:span text:style-name="T44"><text:tab/>(רמז: מותר להשתמש </text:span><text:span text:style-name="T27">ב</text:span><text:span text:style-name="T30">אלגוריתם של </text:span><text:span text:style-name="T44">סעיף ב גם אם לא פתרתם אותו).</text:span></text:p>
      <text:p text:style-name="P19"><text:span text:style-name="T38">* </text:span><text:span text:style-name="T45">ד</text:span><text:span text:style-name="T38">. </text:span><text:span text:style-name="T44">נסו לגרום לכלי ב"מ כלשהו </text:span><text:span text:style-name="T45">לתאר לכם אלגוריתם </text:span><text:span text:style-name="T43">קצר ופשוט </text:span><text:span text:style-name="T46">למציאת חלוקה EFx בין שלושה שחקנים. ודאו שהאלגוריתם נכון.</text:span></text:p>
      <text:p text:style-name="P16"><text:soft-page-break/><text:span text:style-name="T46">** </text:span><text:span text:style-name="T31">ה</text:span><text:span text:style-name="T46">. </text:span><text:span text:style-name="T47">נסו לגרום לכלי ב"מ כלשהו </text:span><text:span text:style-name="T46">לתאר לכם אלגוריתם </text:span><text:span text:style-name="T43">קצר ופשוט </text:span><text:span text:style-name="T46">למציאת חלוקה EFx בין </text:span><text:span text:style-name="T32">ארבעה </text:span><text:span text:style-name="T46">שחקנים. ודאו שהאלגוריתם נכון.</text:span></text:p>
      <text:p text:style-name="P35"/>
      <text:p text:style-name="P8"><text:span text:style-name="T11">שאלה </text:span><text:span text:style-name="T8">3</text:span><text:span text:style-name="T11">: </text:span><text:span text:style-name="T12">חלוקה אגליטרית מדוייקת –</text:span><text:span text:style-name="T9"> </text:span><text:span text:style-name="T10">חיפוש במרחב המצבים</text:span></text:p>
      <text:p text:style-name="P20">א. כתבו תוכנית בפייתון, המבצעת חיפוש במרחב המצבים לבעיית חלוקת חפצים <text:span text:style-name="T50">אגליטרית</text:span>. <text:span text:style-name="T51"> </text:span><text:span text:style-name="T52">כותרת הפונקציה:</text:span></text:p>
      <text:p text:style-name="P31">def <text:span text:style-name="T53">egalitarian_allocation</text:span>(</text:p>
      <text:p text:style-name="P31"><text:s text:c="3"/>valuations: list[list[float]])</text:p>
      <text:p text:style-name="P28"/>
      <text:p text:style-name="P28">כאשר valuations היא מטריצת הערכים. דוגמה לקלט <text:span text:style-name="T54">ופלט</text:span>:</text:p>
      <text:p text:style-name="P32"/>
      <text:p text:style-name="P33"><text:span text:style-name="T24">&gt;&gt;&gt; egalitarian_allocation(</text:span><text:span text:style-name="T28">[</text:span><text:span text:style-name="T24">[4, 5, 6, 7 ,8], [</text:span><text:span text:style-name="T29">8</text:span><text:span text:style-name="T24">, </text:span><text:span text:style-name="T29">7</text:span><text:span text:style-name="T24">, </text:span><text:span text:style-name="T29">6</text:span><text:span text:style-name="T24">, </text:span><text:span text:style-name="T29">5</text:span><text:span text:style-name="T24"> ,</text:span><text:span text:style-name="T29">4</text:span><text:span text:style-name="T24">]</text:span><text:span text:style-name="T28">]</text:span><text:span text:style-name="T24">)</text:span></text:p>
      <text:p text:style-name="P34">Player 0 gets items 3, 4 with value 15</text:p>
      <text:p text:style-name="P34">Player 1 gets items 0, 1, 2 with value 21</text:p>
      <text:p text:style-name="P21"/>
      <text:p text:style-name="P29"><text:span text:style-name="T55">ממשו את </text:span>שני כללי-הגיזום <text:span text:style-name="T56">שלמדנו בהרצאה.</text:span></text:p>
      <text:p text:style-name="P30">ב. בדקו את הפונקציה שלכם על קלטים אקראיים - ערכים שלמים בין 1 לבין (2 בחזקת 32). </text:p>
      <text:p text:style-name="P30">ציירו גרף של זמן-הריצה כפונקציה של מספר החפצים, כאשר מספר השחקנים הוא 2, 3 או 4.</text:p>
      <text:p text:style-name="P22"><text:span text:style-name="T57">* </text:span><text:span text:style-name="T58">ג</text:span><text:span text:style-name="T55">. </text:span><text:span text:style-name="T59">המציאו כללי-גיזום או חסמים </text:span><text:span text:style-name="T60">שישפרו </text:span><text:span text:style-name="T57">עוד יותר </text:span><text:span text:style-name="T60">את זמן הריצה; </text:span><text:span text:style-name="T57">ציירו גרף של זמן-הריצה עם הכללים המשופרים שלכם</text:span><text:span text:style-name="T60"> (</text:span><text:span text:style-name="T61">עוד</text:span><text:span text:style-name="T60"> </text:span><text:span text:style-name="T62">נקודה אחת</text:span><text:span text:style-name="T60"> </text:span><text:span text:style-name="T62">תינתן </text:span><text:span text:style-name="T60">למי שישיג</text:span><text:span text:style-name="T63">ו</text:span><text:span text:style-name="T60"> את זמן הריצה הטוב ביותר).</text:span></text:p>
      <text:p text:style-name="P5"/>
      <text:p text:style-name="P9">שאלה <text:span text:style-name="T34">4</text:span>: <text:span text:style-name="T34">האלגוריתם החמדני לחלוקת חפצים</text:span></text:p>
      <text:p text:style-name="P25">בהרצאה הוכחנו את יחס הקירוב של האלגוריתם החמדני (LPT) לחלוקת <text:span text:style-name="T64">מטלות</text:span>. ניתן להשתמש באותו אלגוריתם בדיוק גם לחלוקת <text:span text:style-name="T64">חפצים </text:span><text:span text:style-name="T65">(עם ערך חיובי)</text:span>.</text:p>
      <text:p text:style-name="P25">א. הוכיחו, שיחס הקירוב של <text:span text:style-name="T65">ה</text:span>אלגוריתם <text:span text:style-name="T65">החמדני </text:span>לחלוקת חפצים הוא לפחות <text:span text:style-name="T66">1/2 [כלומר: האלגוריתם מחזיר חלוקה שבה הערך המינימלי הוא לפחות 1/2 מהערך המינימלי בחלוקה אגליטרית].</text:span></text:p>
      <text:p text:style-name="P26">* ב. הוכיחו, שיחס הקירוב של <text:span text:style-name="T65">ה</text:span>אלגוריתם <text:span text:style-name="T65">החמדני </text:span>לחלוקת חפצים הוא לפחות 2/3.</text:p>
      <text:p text:style-name="P10"/>
      <text:p text:style-name="P6">שאלה <text:span text:style-name="T35">5: </text:span><text:span text:style-name="T36">מיקסום המכפלה </text:span><text:span text:style-name="T37">בחלוקת חפצים בדידים</text:span></text:p>
      <text:p text:style-name="P23">כזכור, חלוקה יעילה-נאש היא חלוקה הממקסמת את <text:span text:style-name="T15">מכפלת </text:span>הערכים של השחקנים.</text:p>
      <text:p text:style-name="P24"><text:span text:style-name="T67">א. </text:span>הוכיחו, שהבעיה של מציאת <text:span text:style-name="T67">חלוקה יעילה-נאש של חפצים בדידים </text:span>היא NP-קשה. </text:p>
      <text:p text:style-name="P23"><text:soft-page-break/>ב. תארו אלגוריתם חיפוש-במרחב-המצבים למציאת חלוקה יעילה-נאש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28T01:01:55.587000000</dc:date>
    <meta:editing-duration>P12DT9H43M1S</meta:editing-duration>
    <meta:editing-cycles>1701</meta:editing-cycles>
    <meta:document-statistic meta:table-count="0" meta:image-count="0" meta:object-count="0" meta:page-count="3" meta:paragraph-count="43" meta:word-count="538" meta:character-count="3038" meta:non-whitespace-character-count="2527"/>
  </office:meta>
</office:document-meta>
</file>